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ubJmsActivationSpec.getMessageSel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JmsActivationSpec.setSubscriptionDurability( String subscriptionDurabil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JmsActivationSpec.getClien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JmsActivationSpec.setDestinationType( String destina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JmsActivationSpec.setSubscriptionName( String subscrip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JmsActivationSpec.getSubscriptionDurabil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JmsActivationSpec.getSubscrip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JmsActivationSpec.setAcknowledgeMode( String acknowledge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JmsActivationSpec.getAcknowledge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JmsActivationSpec.setMessageSelector( String message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JmsActivationSpec.getDestinatio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JmsActivationSpec.setClientId( String clien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